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8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11"/>
          <table:table-cell table:style-name="ce9" office:value-type="string" calcext:value-type="string" table:number-columns-spanned="2" table:number-rows-spanned="1">
            <text:p>Всего</text:p>
          </table:table-cell>
          <table:covered-table-cell table:style-name="ce11"/>
          <table:table-cell/>
          <table:table-cell office:value-type="string" calcext:value-type="string">
            <text:p>Сислитель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П1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2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3</text:p>
          </table:table-cell>
          <table:covered-table-cell table:style-name="ce11"/>
          <table:table-cell table:style-name="ce15" office:value-type="string" calcext:value-type="string">
            <text:p>Σbj</text:p>
          </table:table-cell>
          <table:table-cell table:style-name="ce9" office:value-type="string" calcext:value-type="string">
            <text:p>Σqj</text:p>
          </table:table-cell>
          <table:table-cell/>
          <table:table-cell table:style-name="ce16" table:formula="of:=[.B4]*[.H4]+[.B5]*[.H5]+[.B6]*[.H6]" office:value-type="float" office:value="4.74358974358974" calcext:value-type="float">
            <text:p>4,7435897436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Таблица средневзвешн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Гафаров И.И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C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4]/([.G4]+[.E4]+[.C4])" office:value-type="float" office:value="0.333333333333333" calcext:value-type="float">
            <text:p>0,3333333333</text:p>
          </table:table-cell>
          <table:table-cell table:style-name="ce10" table:formula="of:=[.C4]+[.E4]+[.G4]" office:value-type="float" office:value="15" calcext:value-type="float">
            <text:p>15</text:p>
          </table:table-cell>
          <table:table-cell table:style-name="ce10" table:formula="of:=[.D4]+[.F4]+[.H4]" office:value-type="float" office:value="1" calcext:value-type="float">
            <text:p>1</text:p>
          </table:table-cell>
          <table:table-cell/>
          <table:table-cell office:value-type="string" calcext:value-type="string">
            <text:p>Знаменатель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Насыров Р.В.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5]/([.C5]+[.E5]+[.G5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5]/([.C5]+[.E5]+[.G5])" office:value-type="float" office:value="0.384615384615385" calcext:value-type="float">
            <text:p>0,3846153846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G5]/([.C5]+[.E5]+[.G5])" office:value-type="float" office:value="0.307692307692308" calcext:value-type="float">
            <text:p>0,3076923077</text:p>
          </table:table-cell>
          <table:table-cell table:style-name="ce10" table:formula="of:=[.C5]+[.E5]+[.G5]" office:value-type="float" office:value="13" calcext:value-type="float">
            <text:p>13</text:p>
          </table:table-cell>
          <table:table-cell table:style-name="ce10" table:formula="of:=[.D5]+[.F5]+[.H5]" office:value-type="float" office:value="1" calcext:value-type="float">
            <text:p>1</text:p>
          </table:table-cell>
          <table:table-cell/>
          <table:table-cell table:formula="of:=SUM([.B4:.B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Милиенко И.А.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6]/([.C6]+[.E6]+[.G6])" office:value-type="float" office:value="0.307692307692308" calcext:value-type="float">
            <text:p>0,3076923077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E6]/([.C6]+[.E6]+[.G6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6]/([.C6]+[.E6]+[.G6])" office:value-type="float" office:value="0.384615384615385" calcext:value-type="float">
            <text:p>0,3846153846</text:p>
          </table:table-cell>
          <table:table-cell table:style-name="ce10" table:formula="of:=[.C6]+[.E6]+[.G6]" office:value-type="float" office:value="13" calcext:value-type="float">
            <text:p>13</text:p>
          </table:table-cell>
          <table:table-cell table:style-name="ce10" table:formula="of:=[.D6]+[.F6]+[.H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table:style-name="ce10" office:value-type="float" office:value="0.316" calcext:value-type="float" table:number-columns-spanned="2" table:number-rows-spanned="1">
            <text:p>0,316</text:p>
          </table:table-cell>
          <table:covered-table-cell table:style-name="ce10"/>
          <table:table-cell table:style-name="ce10" office:value-type="float" office:value="0.344" calcext:value-type="float" table:number-columns-spanned="2" table:number-rows-spanned="1">
            <text:p>0,344</text:p>
          </table:table-cell>
          <table:covered-table-cell table:style-name="ce10"/>
          <table:table-cell table:style-name="ce10" office:value-type="float" office:value="0.34" calcext:value-type="float" table:number-columns-spanned="2" table:number-rows-spanned="1">
            <text:p>0,34</text:p>
          </table:table-cell>
          <table:covered-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Средняя взвешенность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[.L2]/[.L5]" office:value-type="float" office:value="0.338827838827839" calcext:value-type="float">
            <text:p>0,3388278388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1"/>
          <table:table-cell table:formula="of:=1.28/1.2" office:value-type="float" office:value="1.06666666666667" calcext:value-type="float">
            <text:p>1,0666666667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1.28/0.8" office:value-type="float" office:value="1.6" calcext:value-type="float">
            <text:p>1,6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 table:number-columns-spanned="3" table:number-rows-spanned="1">
            <text:p>Карта <text:s/>технического уровня и качетсва изделий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1" table:number-rows-spanned="2">
            <text:p>Вес</text:p>
            <text:p>( З<text:span text:style-name="T1">нi</text:span><text:span text:style-name="T2">) </text:span></text:p>
          </table:table-cell>
          <table:table-cell table:style-name="ce1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2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1"/>
          <table:table-cell table:number-columns-repeated="6"/>
        </table:table-row>
        <table:table-row table:style-name="ro4">
          <table:covered-table-cell table:number-columns-repeated="3" table:style-name="ce4"/>
          <table:table-cell table:style-name="ce13" office:value-type="string" calcext:value-type="string">
            <text:p>А</text:p>
          </table:table-cell>
          <table:table-cell table:style-name="ce13" office:value-type="string" calcext:value-type="string">
            <text:p>И</text:p>
          </table:table-cell>
          <table:table-cell table:style-name="ce13" office:value-type="string" calcext:value-type="string">
            <text:p>П</text:p>
          </table:table-cell>
          <table:table-cell table:style-name="ce13" office:value-type="string" calcext:value-type="string">
            <text:p>И/А</text:p>
          </table:table-cell>
          <table:table-cell table:style-name="ce13" office:value-type="string" calcext:value-type="string">
            <text:p>И/П</text:p>
          </table:table-cell>
          <table:table-cell table:style-name="ce13" office:value-type="string" calcext:value-type="string">
            <text:p>А/П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M17]*[.N17]" office:value-type="float" office:value="0.5" calcext:value-type="float">
            <text:p>0,5</text:p>
          </table:table-cell>
        </table:table-row>
        <table:table-row table:style-name="ro4">
          <table:table-cell table:style-name="ce5" office:value-type="string" calcext:value-type="string">
            <text:p>П1</text:p>
          </table:table-cell>
          <table:table-cell table:style-name="ce7" office:value-type="float" office:value="0.316" calcext:value-type="float">
            <text:p>0,316</text:p>
          </table:table-cell>
          <table:table-cell table:style-name="ce5" office:value-type="string" calcext:value-type="string">
            <text:p>балл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18]/[.D18]" office:value-type="float" office:value="1.125" calcext:value-type="float">
            <text:p>1,13</text:p>
          </table:table-cell>
          <table:table-cell table:style-name="ce14" table:formula="of:=[.F18]/[.E18]" office:value-type="float" office:value="1.11111111111111" calcext:value-type="float">
            <text:p>1,11</text:p>
          </table:table-cell>
          <table:table-cell table:style-name="ce14" table:formula="of:=[.F18]/[.D18]" office:value-type="float" office:value="1.25" calcext:value-type="float">
            <text:p>1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[.M18]*[.N18]" office:value-type="float" office:value="0.54" calcext:value-type="float">
            <text:p>0,54</text:p>
          </table:table-cell>
        </table:table-row>
        <table:table-row table:style-name="ro4">
          <table:table-cell table:style-name="ce5" office:value-type="string" calcext:value-type="string">
            <text:p>П2</text:p>
          </table:table-cell>
          <table:table-cell table:style-name="ce7" office:value-type="float" office:value="0.344" calcext:value-type="float">
            <text:p>0,344</text:p>
          </table:table-cell>
          <table:table-cell table:style-name="ce5" office:value-type="string" calcext:value-type="string">
            <text:p>мсек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50" calcext:value-type="float">
            <text:p>250</text:p>
          </table:table-cell>
          <table:table-cell table:style-name="ce14" table:formula="of:=[.D19]/[.E19]" office:value-type="float" office:value="1.03448275862069" calcext:value-type="float">
            <text:p>1,03</text:p>
          </table:table-cell>
          <table:table-cell table:style-name="ce14" table:formula="of:=[.E19]/[.F19]" office:value-type="float" office:value="1.16" calcext:value-type="float">
            <text:p>1,16</text:p>
          </table:table-cell>
          <table:table-cell table:style-name="ce14" table:formula="of:=[.D19]/[.F19]" office:value-type="float" office:value="1.2" calcext:value-type="float">
            <text:p>1,20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table:formula="of:=[.M19]*[.N19]" office:value-type="float" office:value="0.3125" calcext:value-type="float">
            <text:p>0,3125</text:p>
          </table:table-cell>
        </table:table-row>
        <table:table-row table:style-name="ro4">
          <table:table-cell table:style-name="ce5" office:value-type="string" calcext:value-type="string">
            <text:p>П3</text:p>
          </table:table-cell>
          <table:table-cell table:style-name="ce7" office:value-type="float" office:value="0.34" calcext:value-type="float">
            <text:p>0,34</text:p>
          </table:table-cell>
          <table:table-cell table:style-name="ce5" office:value-type="string" calcext:value-type="string">
            <text:p>шт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4" table:formula="of:=[.E20]/[.D20]" office:value-type="float" office:value="1.66666666666667" calcext:value-type="float">
            <text:p>1,67</text:p>
          </table:table-cell>
          <table:table-cell table:style-name="ce14" table:formula="of:=[.E20]/[.F20]" office:value-type="float" office:value="1" calcext:value-type="float">
            <text:p>1,00</text:p>
          </table:table-cell>
          <table:table-cell table:style-name="ce14" table:formula="of:=[.F20]/[.D20]" office:value-type="float" office:value="1.66666666666667" calcext:value-type="float">
            <text:p>1,67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0.23" calcext:value-type="float">
            <text:p>0,23</text:p>
          </table:table-cell>
          <table:table-cell table:formula="of:=[.M20]*[.N20]" office:value-type="float" office:value="0.391" calcext:value-type="float">
            <text:p>0,391</text:p>
          </table:table-cell>
        </table:table-row>
        <table:table-row table:style-name="ro4">
          <table:table-cell table:style-name="ce6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5"/>
          <table:table-cell table:style-name="ce14" table:formula="of:=SUM([.G18]*[.B18]+[.G19]*[.B19]+[.G20]*[.B20])" office:value-type="float" office:value="1.27802873563218" calcext:value-type="float">
            <text:p>1,28</text:p>
          </table:table-cell>
          <table:table-cell table:style-name="ce14" table:formula="of:=SUM([.H18]*[.B18]+[.H19]*[.B19]+[.H20]*[.B20])" office:value-type="float" office:value="1.09015111111111" calcext:value-type="float">
            <text:p>1,09</text:p>
          </table:table-cell>
          <table:table-cell table:style-name="ce14" table:formula="of:=SUM([.I18]*[.B18]+[.I19]*[.B19]+[.I20]*[.B20])" office:value-type="float" office:value="1.37446666666667" calcext:value-type="float">
            <text:p>1,37</text:p>
          </table:table-cell>
          <table:table-cell table:number-columns-repeated="5"/>
          <table:table-cell table:formula="of:=SUM([.O17:.O20])" office:value-type="float" office:value="1.7435" calcext:value-type="float">
            <text:p>1,743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formula="of:=1.62/1.2" office:value-type="float" office:value="1.35" calcext:value-type="float">
            <text:p>1,35</text:p>
          </table:table-cell>
          <table:table-cell table:number-columns-repeated="14"/>
        </table:table-row>
        <table:table-row table:style-name="ro2">
          <table:table-cell table:formula="of:=1.62/0.8" office:value-type="float" office:value="2.025" calcext:value-type="float">
            <text:p>2,025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Зфотр</text:p>
          </table:table-cell>
          <table:table-cell table:formula="of:=10000*4*1.1*1.15" office:value-type="float" office:value="50600" calcext:value-type="float">
            <text:p>506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овф</text:p>
          </table:table-cell>
          <table:table-cell table:formula="of:=0.262*[.B29]" office:value-type="float" office:value="13257.2" calcext:value-type="float">
            <text:p>13257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Тчас</text:p>
          </table:table-cell>
          <table:table-cell table:formula="of:=0.1*22*8*3" office:value-type="float" office:value="52.8" calcext:value-type="float">
            <text:p>52,8</text:p>
          </table:table-cell>
          <table:table-cell table:number-columns-repeated="3"/>
          <table:table-cell table:formula="of:=104648.48*(1/1.12+(1/1.12)^2+(1/1.12)^3)" office:value-type="float" office:value="251347.99143586" calcext:value-type="float">
            <text:p>251347,9914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Зэвм </text:p>
          </table:table-cell>
          <table:table-cell table:formula="of:=[.B31]*0.95*8*1" office:value-type="float" office:value="401.28" calcext:value-type="float">
            <text:p>401,28</text:p>
          </table:table-cell>
          <table:table-cell table:number-columns-repeated="3"/>
          <table:table-cell table:formula="of:=[.F31]-83094" office:value-type="float" office:value="168253.99143586" calcext:value-type="float">
            <text:p>168253,991435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Рн</text:p>
          </table:table-cell>
          <table:table-cell table:formula="of:=50600*0.3" office:value-type="float" office:value="15180" calcext:value-type="float">
            <text:p>15180</text:p>
          </table:table-cell>
          <table:table-cell table:number-columns-repeated="3"/>
          <table:table-cell table:formula="of:=251348/83094" office:value-type="float" office:value="3.02486340770693" calcext:value-type="float">
            <text:p>3,024863407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Зрпр</text:p>
          </table:table-cell>
          <table:table-cell table:formula="of:=50600+13252+4012+50+15180" office:value-type="float" office:value="83094" calcext:value-type="float">
            <text:p>83094</text:p>
          </table:table-cell>
          <table:table-cell table:number-columns-repeated="13"/>
        </table:table-row>
        <table:table-row table:style-name="ro2">
          <table:table-cell/>
          <table:table-cell table:formula="of:=700*0.26" office:value-type="float" office:value="182" calcext:value-type="float">
            <text:p>182</text:p>
          </table:table-cell>
          <table:table-cell table:number-columns-repeated="13"/>
        </table:table-row>
        <table:table-row table:style-name="ro2">
          <table:table-cell/>
          <table:table-cell table:formula="of:=750/0.3" office:value-type="float" office:value="2500" calcext:value-type="float">
            <text:p>2500</text:p>
          </table:table-cell>
          <table:table-cell table:number-columns-repeated="13"/>
        </table:table-row>
        <table:table-row table:style-name="ro2">
          <table:table-cell/>
          <table:table-cell table:formula="of:=83094+700+182+401.28+210" office:value-type="float" office:value="84587.28" calcext:value-type="float">
            <text:p>84587,28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formula="of:=54869/1.12" office:value-type="float" office:value="48990.1785714286" calcext:value-type="float">
            <text:p>48990,1785714286</text:p>
          </table:table-cell>
          <table:table-cell table:number-columns-repeated="14"/>
        </table:table-row>
        <table:table-row table:style-name="ro2">
          <table:table-cell table:formula="of:=83094*0.12" office:value-type="float" office:value="9971.28" calcext:value-type="float">
            <text:p>9971,28</text:p>
          </table:table-cell>
          <table:table-cell table:number-columns-repeated="14"/>
        </table:table-row>
        <table:table-row table:style-name="ro2">
          <table:table-cell table:formula="of:=104648.48/1.12" office:value-type="float" office:value="93436.1428571429" calcext:value-type="float">
            <text:p>93436,1428571429</text:p>
          </table:table-cell>
          <table:table-cell table:number-columns-repeated="14"/>
        </table:table-row>
        <table:table-row table:style-name="ro2">
          <table:table-cell table:formula="of:=84667/83094" office:value-type="float" office:value="1.01893036801694" calcext:value-type="float">
            <text:p>1,018930368</text:p>
          </table:table-cell>
          <table:table-cell table:number-columns-repeated="14"/>
        </table:table-row>
        <table:table-row table:style-name="ro2">
          <table:table-cell table:formula="of:=1+(83094-93436.14)/168254" office:value-type="float" office:value="0.938532575748571" calcext:value-type="float">
            <text:p>0,9385325757</text:p>
          </table:table-cell>
          <table:table-cell table:number-columns-repeated="14"/>
        </table:table-row>
        <table:table-row table:style-name="ro2">
          <table:table-cell table:formula="of:=335*12" office:value-type="float" office:value="4020" calcext:value-type="float">
            <text:p>4020</text:p>
          </table:table-cell>
          <table:table-cell table:number-columns-repeated="14"/>
        </table:table-row>
        <table:table-row table:style-name="ro2">
          <table:table-cell table:formula="of:=16*3600*0.6144*(0.209+0.093)" office:value-type="float" office:value="10687.61088" calcext:value-type="float">
            <text:p>10687,61088</text:p>
          </table:table-cell>
          <table:table-cell table:formula="of:=16*0.295" office:value-type="float" office:value="4.72" calcext:value-type="float">
            <text:p>4,72</text:p>
          </table:table-cell>
          <table:table-cell table:formula="of:=[.B45]*0.6166" office:value-type="float" office:value="2.910352" calcext:value-type="float">
            <text:p>2,910352</text:p>
          </table:table-cell>
          <table:table-cell table:formula="of:=3600*[.C45]" office:value-type="float" office:value="10477.2672" calcext:value-type="float">
            <text:p>10477,2672</text:p>
          </table:table-cell>
          <table:table-cell table:number-columns-repeated="11"/>
        </table:table-row>
        <table:table-row table:style-name="ro2">
          <table:table-cell table:formula="of:=10800+3110+4020+10477" office:value-type="float" office:value="28407" calcext:value-type="float">
            <text:p>28407</text:p>
          </table:table-cell>
          <table:table-cell table:number-columns-repeated="14"/>
        </table:table-row>
        <table:table-row table:style-name="ro2">
          <table:table-cell table:formula="of:=[.A46]/(1.005*1.192*5.5)" office:value-type="float" office:value="4311.4203236411" calcext:value-type="float">
            <text:p>4311,4203236411</text:p>
          </table:table-cell>
          <table:table-cell table:number-columns-repeated="14"/>
        </table:table-row>
        <table:table-row table:style-name="ro2">
          <table:table-cell table:formula="of:=353/(273*2+23.5)" office:value-type="float" office:value="0.619841966637401" calcext:value-type="float">
            <text:p>0,6198419666</text:p>
          </table:table-cell>
          <table:table-cell table:number-columns-repeated="14"/>
        </table:table-row>
        <table:table-row table:style-name="ro2">
          <table:table-cell table:formula="of:=4311.42/450" office:value-type="float" office:value="9.58093333333333" calcext:value-type="float">
            <text:p>9,5809333333</text:p>
          </table:table-cell>
          <table:table-cell table:number-columns-repeated="14"/>
        </table:table-row>
        <table:table-row table:style-name="ro2">
          <table:table-cell table:formula="of:=450*1.1" office:value-type="float" office:value="495" calcext:value-type="float">
            <text:p>495</text:p>
          </table:table-cell>
          <table:table-cell table:number-columns-repeated="14"/>
        </table:table-row>
        <table:table-row table:style-name="ro2">
          <table:table-cell table:formula="of:=[.A47]/800" office:value-type="float" office:value="5.38927540455137" calcext:value-type="float">
            <text:p>5,3892754046</text:p>
          </table:table-cell>
          <table:table-cell table:number-columns-repeated="14"/>
        </table:table-row>
        <table:table-row table:style-name="ro2">
          <table:table-cell table:formula="of:=6*8.3/(2.25*(6+8.3))" office:value-type="float" office:value="1.54778554778555" calcext:value-type="float">
            <text:p>1,5477855478</text:p>
          </table:table-cell>
          <table:table-cell table:number-columns-repeated="14"/>
        </table:table-row>
        <table:table-row table:style-name="ro2">
          <table:table-cell table:formula="of:=300*150*1.1*1.4/0.82" office:value-type="float" office:value="84512.1951219512" calcext:value-type="float">
            <text:p>84512,1951219512</text:p>
          </table:table-cell>
          <table:table-cell table:number-columns-repeated="14"/>
        </table:table-row>
        <table:table-row table:style-name="ro2">
          <table:table-cell table:formula="of:=[.A53]/96" office:value-type="float" office:value="880.335365853659" calcext:value-type="float">
            <text:p>880,3353658537</text:p>
          </table:table-cell>
          <table:table-cell table:number-columns-repeated="14"/>
        </table:table-row>
        <table:table-row table:style-name="ro2">
          <table:table-cell table:formula="of:=300*31.5*1.1*1.4/0.35" office:value-type="float" office:value="41580" calcext:value-type="float">
            <text:p>41580</text:p>
          </table:table-cell>
          <table:table-cell table:number-columns-repeated="14"/>
        </table:table-row>
        <table:table-row table:style-name="ro2">
          <table:table-cell table:formula="of:=[.A55]/2500" office:value-type="float" office:value="16.632" calcext:value-type="float">
            <text:p>16,63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8:44:23.028501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8:27:19.302025902</meta:creation-date>
    <dc:date>2015-05-18T00:05:48.680843000</dc:date>
    <meta:editing-duration>PT13H5M10S</meta:editing-duration>
    <meta:editing-cycles>12</meta:editing-cycles>
    <meta:generator>LibreOffice/4.3.4.1$MacOSX_x86 LibreOffice_project/bc356b2f991740509f321d70e4512a6a54c5f243</meta:generator>
    <meta:document-statistic meta:table-count="1" meta:cell-count="157" meta:object-count="0"/>
  </office:meta>
</office:document-meta>
</file>